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0E9452D03B0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onaco, 'Andale Mono', 'Ubuntu Mono', monospace"/>
    <style:font-face style:name="SFMono-Regular" svg:font-family="SFMono-Regular, Menlo, Monaco, Consolas, 'Liberation Mono', 'Courier New', monospace"/>
    <style:font-face style:name="sans-serif" svg:font-family="sans-serif, Roboto"/>
    <style:font-face style:name="DejaVuSerifCondensed" svg:font-family="DejaVuSerifCondensed" style:font-family-generic="roman"/>
    <style:font-face style:name="Arial2" svg:font-family="Arial" style:font-family-generic="swiss"/>
    <style:font-face style:name="DejaVuSansCondensed" svg:font-family="DejaVuSansCondensed" style:font-family-generic="swiss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DejaVuSansCondensed" fo:font-size="22.5pt" style:font-name-asian="DejaVuSansCondensed" style:font-size-asian="22.5pt" style:font-name-complex="DejaVuSansCondensed" style:font-size-complex="22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DejaVuSerifCondensed" fo:font-size="12pt" style:font-name-asian="DejaVuSerifCondensed" style:font-size-asian="12pt" style:font-name-complex="DejaVuSerifCondensed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fo:background-color="#ffff00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 fo:orphans="2" fo:widows="2" fo:padding="0.049cm" fo:border="0.002cm solid #d1d1d1"/>
    </style:style>
    <style:style style:name="P7" style:family="paragraph" style:parent-style-name="Text_20_body">
      <style:paragraph-properties fo:line-height="150%" fo:text-align="start" style:justify-single-word="false" fo:orphans="2" fo:widows="2" fo:padding="0.049cm" fo:border="0.002cm solid #d1d1d1"/>
    </style:style>
    <style:style style:name="P8" style:family="paragraph" style:parent-style-name="Preformatted_20_Text">
      <style:paragraph-properties fo:line-height="150%" fo:text-align="start" style:justify-single-word="false" fo:orphans="2" fo:widows="2" fo:padding="0.049cm" fo:border="0.002cm solid #d1d1d1"/>
    </style:style>
    <style:style style:name="P9" style:family="paragraph" style:parent-style-name="Preformatted_20_Text" style:list-style-name="">
      <style:paragraph-properties fo:line-height="150%" fo:text-align="start" style:justify-single-word="false" fo:orphans="2" fo:widows="2" fo:padding="0.049cm" fo:border="0.002cm solid #d1d1d1" style:text-autospace="none"/>
    </style:style>
    <style:style style:name="P10" style:family="paragraph" style:parent-style-name="Preformatted_20_Text">
      <style:paragraph-properties fo:margin-top="0cm" fo:margin-bottom="0.212cm"/>
    </style:style>
    <style:style style:name="P11" style:family="paragraph" style:parent-style-name="Preformatted_20_Text">
      <style:paragraph-properties fo:margin-top="0cm" fo:margin-bottom="0.212cm"/>
      <style:text-properties style:font-name="Arial" fo:font-size="12pt" style:font-size-asian="12pt" style:font-size-complex="12pt"/>
    </style:style>
    <style:style style:name="T1" style:family="text">
      <style:text-properties style:font-name="DejaVuSerifCondensed" fo:font-size="12pt" style:font-name-asian="DejaVuSerifCondensed" style:font-size-asian="12pt" style:font-name-complex="DejaVuSerifCondensed" style:font-size-complex="12pt"/>
    </style:style>
    <style:style style:name="T2" style:family="text">
      <style:text-properties fo:font-size="12pt" style:font-name-asian="DejaVuSerifCondensed" style:font-size-asian="12pt" style:font-name-complex="DejaVuSerifCondensed" style:font-size-complex="12pt"/>
    </style:style>
    <style:style style:name="T3" style:family="text">
      <style:text-properties fo:font-variant="normal" fo:text-transform="none" fo:color="#000000" style:font-name="Consolas" fo:font-size="9.60000038146973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9.60000038146973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Consolas" fo:font-size="9.60000038146973pt" fo:letter-spacing="normal" fo:font-style="normal" fo:font-weight="normal" fo:background-color="#ffff00" style:font-size-asian="12pt" style:font-size-complex="12pt"/>
    </style:style>
    <style:style style:name="T6" style:family="text">
      <style:text-properties fo:font-variant="normal" fo:text-transform="none" fo:color="#000000" fo:font-size="9.60000038146973pt" fo:letter-spacing="normal" fo:font-style="normal" fo:font-weight="normal"/>
    </style:style>
    <style:style style:name="T7" style:family="text">
      <style:text-properties fo:font-variant="normal" fo:text-transform="none" fo:color="#000000" fo:font-size="9.60000038146973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font-size="9.60000038146973pt" fo:letter-spacing="normal" fo:font-style="normal" fo:font-weight="normal" fo:background-color="#ffff00" style:font-size-asian="12pt" style:font-size-complex="12pt"/>
    </style:style>
    <style:style style:name="T9" style:family="text">
      <style:text-properties fo:font-variant="normal" fo:text-transform="none" fo:color="#000000" style:font-name="DejaVuSansMono" fo:font-size="12pt" fo:letter-spacing="normal" fo:font-style="normal" fo:font-weight="normal" style:font-name-asian="DejaVuSansMono" style:font-size-asian="12pt" style:font-name-complex="DejaVuSansMono" style:font-size-complex="12pt"/>
    </style:style>
    <style:style style:name="T10" style:family="text">
      <style:text-properties fo:font-variant="normal" fo:text-transform="none" fo:color="#000000" style:font-name="sans-serif" fo:font-size="11.25pt" fo:letter-spacing="normal" fo:font-style="normal" fo:font-weight="normal" style:font-name-asian="DejaVuSerifCondensed" style:font-size-asian="12pt" style:font-name-complex="DejaVuSerifCondensed" style:font-size-complex="12pt"/>
    </style:style>
    <style:style style:name="T11" style:family="text">
      <style:text-properties fo:font-variant="normal" fo:text-transform="none" fo:color="#000000" style:font-name="sans-serif" fo:font-size="11.25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sans-serif" fo:font-size="11.25pt" fo:letter-spacing="normal" fo:font-style="normal" fo:font-weight="bold" style:font-name-asian="DejaVuSerifCondensed" style:font-size-asian="12pt" style:font-name-complex="DejaVuSerifCondensed" style:font-size-complex="12pt"/>
    </style:style>
    <style:style style:name="T13" style:family="text">
      <style:text-properties fo:font-variant="normal" fo:text-transform="none" fo:color="#000000" style:font-name="sans-serif" fo:font-size="11.25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000000" style:font-name="DejaVuSerifCondensed" fo:font-size="12pt" fo:letter-spacing="normal" style:font-name-asian="DejaVuSerifCondensed" style:font-size-asian="12pt" style:font-name-complex="DejaVuSerifCondensed" style:font-size-complex="12pt"/>
    </style:style>
    <style:style style:name="T15" style:family="text">
      <style:text-properties fo:font-variant="normal" fo:text-transform="none" fo:color="#000000" style:font-name="DejaVuSerifCondensed" fo:font-size="12pt" fo:letter-spacing="normal" fo:font-style="normal" fo:font-weight="normal" style:font-name-asian="DejaVuSerifCondensed" style:font-size-asian="12pt" style:font-name-complex="DejaVuSerifCondensed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style:font-name-asian="DejaVuSansMono" style:font-size-asian="12pt" style:font-name-complex="DejaVuSansMono" style:font-size-complex="12pt"/>
    </style:style>
    <style:style style:name="T17" style:family="text">
      <style:text-properties fo:font-variant="normal" fo:text-transform="none" fo:color="#000000" fo:font-size="11.25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fo:font-size="11.25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000000" style:font-name="Arial" fo:font-size="9.60000038146973pt" fo:letter-spacing="normal" fo:font-style="normal" fo:font-weight="normal"/>
    </style:style>
    <style:style style:name="T20" style:family="text">
      <style:text-properties fo:font-variant="normal" fo:text-transform="none" fo:color="#000000" style:font-name="Arial" fo:font-size="9.60000038146973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" fo:font-size="9.60000038146973pt" fo:letter-spacing="normal" fo:font-style="normal" fo:font-weight="normal" fo:background-color="#ffff00" style:font-size-asian="12pt" style:font-size-complex="12pt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style:font-name-asian="DejaVuSansMono" style:font-size-asian="12pt" style:font-name-complex="DejaVuSansMono" style:font-size-complex="12pt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fo:background-color="#ffff00" style:font-size-asian="12pt" style:font-size-complex="12pt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000000" style:font-name="Arial" fo:font-size="11.25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" fo:font-size="11.25pt" fo:letter-spacing="normal" fo:font-style="normal" fo:font-weight="bold" style:font-size-asian="12pt" style:font-size-complex="12pt"/>
    </style:style>
    <style:style style:name="T28" style:family="text">
      <style:text-properties fo:font-variant="normal" fo:text-transform="none" fo:color="#000000" style:font-name="Arial" fo:letter-spacing="normal" fo:font-style="normal" fo:font-weight="normal"/>
    </style:style>
    <style:style style:name="T29" style:family="text">
      <style:text-properties fo:font-variant="normal" fo:text-transform="none" fo:color="#000000" style:font-name="Arial" fo:letter-spacing="normal" fo:font-style="normal" fo:font-weight="normal" style:font-name-asian="DejaVuSansMono" style:font-name-complex="DejaVuSansMono"/>
    </style:style>
    <style:style style:name="T30" style:family="text">
      <style:text-properties fo:font-variant="normal" fo:text-transform="none" fo:color="#000000" style:font-name="Arial" fo:letter-spacing="normal" fo:font-style="normal" fo:font-weight="normal" fo:background-color="#ffff00"/>
    </style:style>
    <style:style style:name="T31" style:family="text">
      <style:text-properties fo:font-variant="normal" fo:text-transform="none" fo:color="#000000" style:font-name="Arial" fo:letter-spacing="normal" fo:font-style="normal" fo:font-weight="bold"/>
    </style:style>
    <style:style style:name="T32" style:family="text">
      <style:text-properties fo:font-variant="normal" fo:text-transform="none" fo:color="#777777" style:font-name="sans-serif" fo:font-size="11.25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777777" style:font-name="sans-serif" fo:font-size="11.25pt" fo:letter-spacing="normal" fo:font-style="normal" fo:font-weight="bold" style:font-size-asian="12pt" style:font-size-complex="12pt"/>
    </style:style>
    <style:style style:name="T34" style:family="text">
      <style:text-properties fo:font-variant="normal" fo:text-transform="none" style:font-name="sans-serif" fo:font-size="11.25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style:font-name="sans-serif" fo:font-size="11.25pt" fo:letter-spacing="normal" fo:font-style="normal" fo:font-weight="bold" style:font-size-asian="12pt" style:font-size-complex="12pt"/>
    </style:style>
    <style:style style:name="T36" style:family="text">
      <style:text-properties fo:font-variant="normal" fo:text-transform="none" style:font-name="Consolas" fo:font-size="9.60000038146973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212529" style:font-name="Consolas" fo:font-size="9.60000038146973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12529" style:font-name="SFMono-Regular" fo:font-size="8.25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212529" style:font-name="SFMono-Regular" fo:font-size="8.25pt" fo:letter-spacing="normal" fo:font-style="normal" fo:font-weight="bold" style:font-size-asian="12pt" style:font-size-complex="12pt"/>
    </style:style>
    <style:style style:name="T40" style:family="text">
      <style:text-properties fo:font-variant="normal" fo:text-transform="none" fo:color="#212529" fo:font-size="9.60000038146973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212529" fo:font-size="8.25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12529" fo:font-size="8.25pt" fo:letter-spacing="normal" fo:font-style="normal" fo:font-weight="bold" style:font-size-asian="12pt" style:font-size-complex="12pt"/>
    </style:style>
    <style:style style:name="T43" style:family="text">
      <style:text-properties fo:font-variant="normal" fo:text-transform="none" fo:color="#212529" style:font-name="Arial" fo:font-size="8.25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212529" style:font-name="Arial" fo:font-size="8.25pt" fo:letter-spacing="normal" fo:font-style="normal" fo:font-weight="bold" style:font-size-asian="12pt" style:font-size-complex="12pt"/>
    </style:style>
    <style:style style:name="T45" style:family="text">
      <style:text-properties fo:font-variant="normal" fo:text-transform="none" fo:color="#212529" style:font-name="Arial" fo:font-size="9.60000038146973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212529" style:font-name="Arial" fo:letter-spacing="normal" fo:font-style="normal" fo:font-weight="normal"/>
    </style:style>
    <style:style style:name="T47" style:family="text">
      <style:text-properties fo:font-variant="normal" fo:text-transform="none" fo:color="#212529" style:font-name="Arial" fo:letter-spacing="normal" fo:font-style="normal" fo:font-weight="bold"/>
    </style:style>
    <style:style style:name="T48" style:family="text">
      <style:text-properties fo:font-variant="normal" fo:text-transform="none" fo:color="#212529" style:font-name="Arial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212529" style:font-name="Arial" fo:font-size="12pt" fo:letter-spacing="normal" fo:font-style="normal" fo:font-weight="bold" style:font-size-asian="12pt" style:font-size-complex="12pt"/>
    </style:style>
    <style:style style:name="T50" style:family="text">
      <style:text-properties fo:font-variant="normal" fo:text-transform="none" fo:color="#212529" fo:letter-spacing="normal" fo:font-style="normal" fo:font-weight="normal"/>
    </style:style>
    <style:style style:name="T51" style:family="text">
      <style:text-properties fo:font-variant="normal" fo:text-transform="none" fo:color="#008080" style:font-name="SFMono-Regular" fo:font-size="8.25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008080" fo:font-size="8.25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008080" style:font-name="Arial" fo:font-size="8.25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008080" style:font-name="Arial" fo:letter-spacing="normal" fo:font-style="normal" fo:font-weight="normal"/>
    </style:style>
    <style:style style:name="T55" style:family="text">
      <style:text-properties fo:font-variant="normal" fo:text-transform="none" fo:color="#008080" style:font-name="Arial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dd1144" style:font-name="SFMono-Regular" fo:font-size="8.25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dd1144" fo:font-size="8.25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fo:color="#dd1144" style:font-name="Arial" fo:font-size="8.25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dd1144" style:font-name="Arial" fo:letter-spacing="normal" fo:font-style="normal" fo:font-weight="normal"/>
    </style:style>
    <style:style style:name="T60" style:family="text">
      <style:text-properties fo:font-variant="normal" fo:text-transform="none" fo:color="#dd1144" style:font-name="Arial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009999" style:font-name="SFMono-Regular" fo:font-size="8.25pt" fo:letter-spacing="normal" fo:font-style="normal" fo:font-weight="normal" style:font-size-asian="12pt" style:font-size-complex="12pt"/>
    </style:style>
    <style:style style:name="T62" style:family="text">
      <style:text-properties fo:font-variant="normal" fo:text-transform="none" fo:color="#009999" fo:font-size="8.25pt" fo:letter-spacing="normal" fo:font-style="normal" fo:font-weight="normal" style:font-size-asian="12pt" style:font-size-complex="12pt"/>
    </style:style>
    <style:style style:name="T63" style:family="text">
      <style:text-properties fo:font-variant="normal" fo:text-transform="none" fo:color="#009999" style:font-name="Arial" fo:font-size="8.25pt" fo:letter-spacing="normal" fo:font-style="normal" fo:font-weight="normal" style:font-size-asian="12pt" style:font-size-complex="12pt"/>
    </style:style>
    <style:style style:name="T64" style:family="text">
      <style:text-properties fo:font-variant="normal" fo:text-transform="none" fo:color="#009999" style:font-name="Arial" fo:letter-spacing="normal" fo:font-style="normal" fo:font-weight="normal"/>
    </style:style>
    <style:style style:name="T65" style:family="text">
      <style:text-properties fo:font-variant="normal" fo:text-transform="none" fo:color="#009999" style:font-name="Arial" fo:font-size="12pt" fo:letter-spacing="normal" fo:font-style="normal" fo:font-weight="normal" style:font-size-asian="12pt" style:font-size-complex="12pt"/>
    </style:style>
    <style:style style:name="T66" style:family="text">
      <style:text-properties fo:font-variant="normal" fo:text-transform="none" fo:font-size="9.60000038146973pt" fo:letter-spacing="normal" fo:font-style="normal" fo:font-weight="normal" style:font-size-asian="12pt" style:font-size-complex="12pt"/>
    </style:style>
    <style:style style:name="T67" style:family="text">
      <style:text-properties fo:font-variant="normal" fo:text-transform="none" fo:letter-spacing="normal" fo:font-style="normal" fo:font-weight="normal"/>
    </style:style>
    <style:style style:name="T68" style:family="text">
      <style:text-properties style:font-name="DejaVuSansMono" fo:font-size="12pt" style:font-name-asian="DejaVuSansMono" style:font-size-asian="12pt" style:font-name-complex="DejaVuSansMono" style:font-size-complex="12pt"/>
    </style:style>
    <style:style style:name="T69" style:family="text">
      <style:text-properties fo:color="#000000" style:font-name="sans-serif" fo:font-size="11.25pt" fo:letter-spacing="normal" fo:font-weight="normal" style:font-name-asian="DejaVuSerifCondensed" style:font-size-asian="12pt" style:font-name-complex="DejaVuSerifCondensed" style:font-size-complex="12pt"/>
    </style:style>
    <style:style style:name="T70" style:family="text">
      <style:text-properties fo:color="#000000" style:font-name="DejaVuSerifCondensed" fo:font-size="12pt" style:font-name-asian="DejaVuSerifCondensed" style:font-size-asian="12pt" style:font-name-complex="DejaVuSerifCondensed" style:font-size-complex="12pt"/>
    </style:style>
    <style:style style:name="T71" style:family="text">
      <style:text-properties fo:color="#212529"/>
    </style:style>
    <style:style style:name="T72" style:family="text">
      <style:text-properties fo:color="#212529" style:font-name="SFMono-Regular" fo:font-size="8.25pt"/>
    </style:style>
    <style:style style:name="T73" style:family="text">
      <style:text-properties fo:color="#212529" style:font-name="SFMono-Regular" fo:font-size="8.25pt" fo:font-weight="bold"/>
    </style:style>
    <style:style style:name="T74" style:family="text">
      <style:text-properties fo:color="#212529" fo:font-size="8.25pt"/>
    </style:style>
    <style:style style:name="T75" style:family="text">
      <style:text-properties fo:color="#212529" fo:font-size="8.25pt" fo:font-weight="bold"/>
    </style:style>
    <style:style style:name="T76" style:family="text">
      <style:text-properties fo:color="#212529" style:font-name="Arial"/>
    </style:style>
    <style:style style:name="T77" style:family="text">
      <style:text-properties fo:color="#212529" style:font-name="Arial" fo:font-size="8.25pt"/>
    </style:style>
    <style:style style:name="T78" style:family="text">
      <style:text-properties fo:color="#212529" style:font-name="Arial" fo:font-size="8.25pt" fo:font-weight="bold"/>
    </style:style>
    <style:style style:name="T79" style:family="text">
      <style:text-properties fo:color="#212529" style:font-name="Arial" fo:font-weight="bold"/>
    </style:style>
    <style:style style:name="T80" style:family="text">
      <style:text-properties fo:color="#212529" style:font-name="Arial" fo:font-size="12pt" style:font-size-asian="12pt" style:font-size-complex="12pt"/>
    </style:style>
    <style:style style:name="T81" style:family="text">
      <style:text-properties fo:color="#212529" style:font-name="Arial" fo:font-size="12pt" fo:font-weight="bold" style:font-size-asian="12pt" style:font-size-complex="12pt"/>
    </style:style>
    <style:style style:name="T82" style:family="text">
      <style:text-properties fo:color="#008080" style:font-name="SFMono-Regular" fo:font-size="8.25pt"/>
    </style:style>
    <style:style style:name="T83" style:family="text">
      <style:text-properties fo:color="#008080" fo:font-size="8.25pt"/>
    </style:style>
    <style:style style:name="T84" style:family="text">
      <style:text-properties fo:color="#008080" style:font-name="Arial"/>
    </style:style>
    <style:style style:name="T85" style:family="text">
      <style:text-properties fo:color="#008080" style:font-name="Arial" fo:font-size="8.25pt"/>
    </style:style>
    <style:style style:name="T86" style:family="text">
      <style:text-properties fo:color="#008080" style:font-name="Arial" fo:font-size="12pt" style:font-size-asian="12pt" style:font-size-complex="12pt"/>
    </style:style>
    <style:style style:name="T87" style:family="text">
      <style:text-properties fo:color="#009999" style:font-name="SFMono-Regular" fo:font-size="8.25pt"/>
    </style:style>
    <style:style style:name="T88" style:family="text">
      <style:text-properties fo:color="#009999" fo:font-size="8.25pt"/>
    </style:style>
    <style:style style:name="T89" style:family="text">
      <style:text-properties fo:color="#009999" style:font-name="Arial"/>
    </style:style>
    <style:style style:name="T90" style:family="text">
      <style:text-properties fo:color="#009999" style:font-name="Arial" fo:font-size="8.25pt"/>
    </style:style>
    <style:style style:name="T91" style:family="text">
      <style:text-properties fo:color="#009999" style:font-name="Arial" fo:font-size="12pt" style:font-size-asian="12pt" style:font-size-complex="12pt"/>
    </style:style>
    <style:style style:name="T92" style:family="text">
      <style:text-properties style:font-name-asian="DejaVuSerifCondensed" style:font-name-complex="DejaVuSerifCondens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nueva api <text:s/>java.time.*</text:p>
      <text:p text:style-name="Standard"/>
      <text:p text:style-name="P1">Java Time Package</text:p>
      <text:p text:style-name="P2">Existen tres clases que podríamos decir son las más importantes de este nuevo package:</text:p>
      <text:p text:style-name="P2">Instant , LocalDate y LocalTime. </text:p>
      <text:p text:style-name="P2"><draw:frame draw:style-name="fr1" draw:name="gráficos1" text:anchor-type="paragraph" svg:width="11.615cm" svg:height="3.732cm" draw:z-index="0"><draw:image xlink:href="Pictures/2000000700002D6000000E9452D03B06.svm" xlink:type="simple" xlink:show="embed" xlink:actuate="onLoad"/></draw:frame></text:p>
      <text:p text:style-name="P2">¿Para qué sirve cada una de ellas? .</text:p>
      <text:p text:style-name="P3"><text:span text:style-name="T1">Instant: Esta clase define un instante concreto en una linea de tiempo y sirve habitualmente para calcular los tiempos que han sucedido entre dos instantes concretos.</text:span></text:p>
      <text:p text:style-name="P3"><text:span text:style-name="T1">LocalDate: Este clase se encarga de instanciar una fecha concreta en el calendario con día ,mes y año para que podamos trabajar con ella</text:span></text:p>
      <text:p text:style-name="P3"><text:span text:style-name="T1">LocalDateTime: Este clase se encarga de instanciar una fecha concreta en el calendario. En ese aspecto es similar a LocalDate pero en este caso incluye también la hora y los minutos.</text:span></text:p>
      <text:p text:style-name="P3"><text:span text:style-name="T1"/></text:p>
      <text:p text:style-name="P3"><text:span text:style-name="T15">Hay </text:span><text:span text:style-name="T10">dos métodos </text:span><text:span text:style-name="Emphasis"><text:span text:style-name="T69">factory</text:span></text:span><text:span text:style-name="T14"> </text:span><text:span text:style-name="T10">que son: </text:span><text:span text:style-name="Strong_20_Emphasis"><text:span text:style-name="T12">now</text:span></text:span><text:span text:style-name="T14"> </text:span><text:span text:style-name="T10">y </text:span><text:span text:style-name="Strong_20_Emphasis"><text:span text:style-name="T12">of</text:span></text:span><text:span text:style-name="T10">. Now lo que crea es una instancia basada en la fecha y hora actual; y </text:span><text:span text:style-name="Emphasis"><text:span text:style-name="T69">of</text:span></text:span><text:span text:style-name="T14"> </text:span><text:span text:style-name="T10">lo hace a partir de los parámetros que les enviemos.</text:span><text:span text:style-name="T70"> </text:span></text:p>
      <text:p text:style-name="P4"><text:span text:style-name="T1"/></text:p>
      <text:p text:style-name="P5"><text:span text:style-name="T92">Métodos para LocalDate</text:span></text:p>
      <text:p text:style-name="P9"><text:span text:style-name="Source_20_Text"><text:span text:style-name="T23">LocalDate fecha1= LocalDate.now();</text:span></text:span></text:p>
      <text:p text:style-name="P9"><text:span text:style-name="Source_20_Text"><text:span text:style-name="T23"><text:s/>LocalDate fecha2 = LocalDate.of(2019, 10, 20);</text:span></text:span></text:p>
      <text:p text:style-name="P9"><text:span text:style-name="Source_20_Text"><text:span text:style-name="T23"><text:s/>LocalDate fecha3 = fecha2.plusDays(7);</text:span></text:span></text:p>
      <text:p text:style-name="P9"><text:span text:style-name="Source_20_Text"><text:span text:style-name="T23">LocalDate fecha4 = fecha1.minusDays(7);</text:span></text:span></text:p>
      <text:p text:style-name="P9"><text:span text:style-name="Source_20_Text"><text:span text:style-name="T23">LocalDate fecha7 = LocalDate.parse(“2019-10-25);</text:span></text:span></text:p>
      <text:p text:style-name="P9"><text:span text:style-name="Source_20_Text"><text:span text:style-name="T22">LocalDate fecha5= LocalDate.of(2019, Month.SEPTEMBER, 30);</text:span></text:span></text:p>
      <text:p text:style-name="P9"><text:span text:style-name="Source_20_Text"><text:span text:style-name="T23">boolean s=LocalDate.of(2019, 10, 10).isBefore(LocalDate.of(2019, 8, 20));</text:span></text:span></text:p>
      <text:p text:style-name="P9"><text:span text:style-name="Source_20_Text"><text:span text:style-name="T23">o after</text:span></text:span></text:p>
      <text:p text:style-name="P9"><text:span text:style-name="Source_20_Text"><text:span text:style-name="T23">int diffDays = Period.between(fecha1, fecha2).getDays();//start end</text:span></text:span></text:p>
      <text:p text:style-name="P9"><text:span text:style-name="Source_20_Text"><text:span text:style-name="T24">Métodos para LocalTime</text:span></text:span></text:p>
      <text:p text:style-name="P9"><text:span text:style-name="Source_20_Text"><text:span text:style-name="T23">LocalTime ahora = LocalTime.now();</text:span></text:span></text:p>
      <text:p text:style-name="P9"><text:span text:style-name="Source_20_Text"><text:span text:style-name="T23">LocalTime hora = LocalTime.of(6, 30);</text:span></text:span></text:p>
      <text:p text:style-name="P9"><text:span text:style-name="Source_20_Text"><text:span text:style-name="T23">LocalTime horaMas = hora.plus(1, ChronoUnit.HOURS);</text:span></text:span></text:p>
      <text:p text:style-name="P9"><text:span text:style-name="Source_20_Text"><text:span text:style-name="T23">hay otras constantes en ChronoUnit como HOURS, WEEKS, MONTHS, YEARS, DECADES, CENTURIES.</text:span></text:span><text:span text:style-name="Source_20_Text"><text:span text:style-name="T23"> </text:span></text:span></text:p>
      <text:p text:style-name="P9"><text:soft-page-break/><text:span text:style-name="Source_20_Text"><text:span text:style-name="T23">LocalTime antes = hour.minus(60, ChronoUnit.SECONDS);</text:span></text:span></text:p>
      <text:p text:style-name="P9"><text:span text:style-name="Source_20_Text"><text:span text:style-name="T23">LocalTime hora15 = LocalTime.parse(“15:34”);</text:span></text:span></text:p>
      <text:p text:style-name="P6"><text:span text:style-name="Source_20_Text"><text:span text:style-name="T23">boolean s=LocalTime.parse("08:30").isBefore(LocalTime.parse("10:20"));</text:span></text:span></text:p>
      <text:p text:style-name="P6"><text:span text:style-name="Source_20_Text"><text:span text:style-name="T23">LocalTime.parse ó LocalDate.parse parsea la cadena</text:span></text:span></text:p>
      <text:p text:style-name="P8"><text:span text:style-name="Source_20_Text"><text:span text:style-name="T23">long diffSeconds = Duration.between(ahora, horaMas).getSeconds();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>Metodos para <text:s/>LocalDateTime</text:span></text:span></text:p>
      <text:p text:style-name="P8"><text:span text:style-name="Source_20_Text"><text:span text:style-name="T23"><text:s/>LocalDateTime fechaHora1 = LocalDateTime.now();</text:span></text:span></text:p>
      <text:p text:style-name="P8"><text:span text:style-name="Source_20_Text"><text:span text:style-name="T23">LocalDateTime fechaHora2= LocalDateTime.of(2017, Month.AUGUST, 20, 8, 30);</text:span></text:span></text:p>
      <text:p text:style-name="P8"><text:span text:style-name="Source_20_Text"><text:span text:style-name="T23">LocalDateTime fechHora3 = fechaHora2.plusDays(5);</text:span></text:span></text:p>
      <text:p text:style-name="P8"><text:span text:style-name="Source_20_Text"><text:span text:style-name="T23">LocalDateTime fechaHora4 = fechaHora1.minusMinutes(10);</text:span></text:span></text:p>
      <text:p text:style-name="P8"><text:span text:style-name="Source_20_Text"><text:span text:style-name="T23"/></text:span></text:p>
      <text:p text:style-name="P8"><text:span text:style-name="Source_20_Text"><text:span text:style-name="T23">con formateo</text:span></text:span></text:p>
      <text:p text:style-name="P8"><text:span text:style-name="Source_20_Text"><text:span text:style-name="T48">DateTimeFormatter formato </text:span></text:span><text:span text:style-name="Source_20_Text"><text:span text:style-name="T49">=</text:span></text:span><text:span text:style-name="Source_20_Text"><text:span text:style-name="T48"> DateTimeFormatter</text:span></text:span><text:span text:style-name="Source_20_Text"><text:span text:style-name="T49">.</text:span></text:span><text:span text:style-name="Source_20_Text"><text:span text:style-name="T55">ofPattern</text:span></text:span><text:span text:style-name="Source_20_Text"><text:span text:style-name="T49">(</text:span></text:span><text:span text:style-name="Source_20_Text"><text:span text:style-name="T60">"dd-MMM-yyyy"</text:span></text:span><text:span text:style-name="Source_20_Text"><text:span text:style-name="T49">);</text:span></text:span></text:p>
      <text:p text:style-name="P8"><text:span text:style-name="Source_20_Text"><text:span text:style-name="T48">LocalDate fechaInicio </text:span></text:span><text:span text:style-name="Source_20_Text"><text:span text:style-name="T49">=</text:span></text:span><text:span text:style-name="Source_20_Text"><text:span text:style-name="T48"> LocalDate</text:span></text:span><text:span text:style-name="Source_20_Text"><text:span text:style-name="T49">.</text:span></text:span><text:span text:style-name="Source_20_Text"><text:span text:style-name="T55">of</text:span></text:span><text:span text:style-name="Source_20_Text"><text:span text:style-name="T49">(</text:span></text:span><text:span text:style-name="Source_20_Text"><text:span text:style-name="T65">2018</text:span></text:span><text:span text:style-name="Source_20_Text"><text:span text:style-name="T49">,</text:span></text:span><text:span text:style-name="Source_20_Text"><text:span text:style-name="T48"> Month</text:span></text:span><text:span text:style-name="Source_20_Text"><text:span text:style-name="T49">.</text:span></text:span><text:span text:style-name="Source_20_Text"><text:span text:style-name="T55">JANUARY</text:span></text:span><text:span text:style-name="Source_20_Text"><text:span text:style-name="T49">,</text:span></text:span><text:span text:style-name="Source_20_Text"><text:span text:style-name="T48"> </text:span></text:span><text:span text:style-name="Source_20_Text"><text:span text:style-name="T65">8</text:span></text:span><text:span text:style-name="Source_20_Text"><text:span text:style-name="T49">);</text:span></text:span><text:span text:style-name="Source_20_Text"><text:span text:style-name="T48"> </text:span></text:span></text:p>
      <text:p text:style-name="P8"><text:span text:style-name="Source_20_Text"><text:span text:style-name="T48"><text:s/>LocalDate fechaFin </text:span></text:span><text:span text:style-name="Source_20_Text"><text:span text:style-name="T49">=</text:span></text:span><text:span text:style-name="Source_20_Text"><text:span text:style-name="T48"> fechaInicio</text:span></text:span><text:span text:style-name="Source_20_Text"><text:span text:style-name="T49">.</text:span></text:span><text:span text:style-name="Source_20_Text"><text:span text:style-name="T55">plusDays</text:span></text:span><text:span text:style-name="Source_20_Text"><text:span text:style-name="T49">(</text:span></text:span><text:span text:style-name="Source_20_Text"><text:span text:style-name="T65">5</text:span></text:span><text:span text:style-name="Source_20_Text"><text:span text:style-name="T49">);</text:span></text:span><text:span text:style-name="Source_20_Text"><text:span text:style-name="T48"> </text:span></text:span></text:p>
      <text:p text:style-name="P8"><text:span text:style-name="Source_20_Text"><text:span text:style-name="T48">System</text:span></text:span><text:span text:style-name="Source_20_Text"><text:span text:style-name="T49">.</text:span></text:span><text:span text:style-name="Source_20_Text"><text:span text:style-name="T55">out</text:span></text:span><text:span text:style-name="Source_20_Text"><text:span text:style-name="T49">.</text:span></text:span><text:span text:style-name="Source_20_Text"><text:span text:style-name="T55">println</text:span></text:span><text:span text:style-name="Source_20_Text"><text:span text:style-name="T49">(</text:span></text:span><text:span text:style-name="Source_20_Text"><text:span text:style-name="T48">dateFormatter</text:span></text:span><text:span text:style-name="Source_20_Text"><text:span text:style-name="T49">.</text:span></text:span><text:span text:style-name="Source_20_Text"><text:span text:style-name="T55">format</text:span></text:span><text:span text:style-name="Source_20_Text"><text:span text:style-name="T49">(</text:span></text:span><text:span text:style-name="Source_20_Text"><text:span text:style-name="T48">fechaFin</text:span></text:span><text:span text:style-name="Source_20_Text"><text:span text:style-name="T49">));</text:span></text:span><text:span text:style-name="Source_20_Text"><text:span text:style-name="T23"> </text:span></text:span></text:p>
      <text:p text:style-name="P8"><text:span text:style-name="Source_20_Text"><text:span text:style-name="T23"/></text:span></text:p>
      <text:p text:style-name="P7"><text:span text:style-name="Source_20_Text"><text:span text:style-name="T23">Por último, se requiere tomar una fecha y a partir de ella realizar ajustes para encontrar cosas como por ejemplo el siguiente viernes <text:s/>después de una fecha; o el último día del mes. Para eso se usa la clase </text:span></text:span><text:span text:style-name="Source_20_Text"><text:span text:style-name="Strong_20_Emphasis"><text:span text:style-name="T25">TemporalAdjusters</text:span></text:span></text:span><text:span text:style-name="Source_20_Text"><text:span text:style-name="T23">.</text:span></text:span></text:p>
      <text:p text:style-name="P10"><text:span text:style-name="Source_20_Text"><text:span text:style-name="T80"><text:s text:c="2"/>LocalDate fechaInicio </text:span></text:span><text:span text:style-name="Source_20_Text"><text:span text:style-name="T81">=</text:span></text:span><text:span text:style-name="Source_20_Text"><text:span text:style-name="T80"> LocalDate</text:span></text:span><text:span text:style-name="Source_20_Text"><text:span text:style-name="T81">.</text:span></text:span><text:span text:style-name="Source_20_Text"><text:span text:style-name="T86">of</text:span></text:span><text:span text:style-name="Source_20_Text"><text:span text:style-name="T81">(</text:span></text:span><text:span text:style-name="Source_20_Text"><text:span text:style-name="T91">2020</text:span></text:span><text:span text:style-name="Source_20_Text"><text:span text:style-name="T81">,</text:span></text:span><text:span text:style-name="Source_20_Text"><text:span text:style-name="T80"> Month</text:span></text:span><text:span text:style-name="Source_20_Text"><text:span text:style-name="T81">.</text:span></text:span><text:span text:style-name="Source_20_Text"><text:span text:style-name="T86">JANUARY</text:span></text:span><text:span text:style-name="Source_20_Text"><text:span text:style-name="T81">,</text:span></text:span><text:span text:style-name="Source_20_Text"><text:span text:style-name="T80"> </text:span></text:span><text:span text:style-name="Source_20_Text"><text:span text:style-name="T91">8</text:span></text:span><text:span text:style-name="Source_20_Text"><text:span text:style-name="T81">);</text:span></text:span><text:span text:style-name="Source_20_Text"><text:span text:style-name="T80"> <text:s text:c="15"/></text:span></text:span></text:p>
      <text:p text:style-name="P11"/>
      <text:p text:style-name="P10"><text:span text:style-name="Source_20_Text"><text:span text:style-name="T80"><text:s text:c="2"/>LocalDate proximoViernes </text:span></text:span><text:span text:style-name="Source_20_Text"><text:span text:style-name="T81">=</text:span></text:span><text:span text:style-name="Source_20_Text"><text:span text:style-name="T80"> fechaInicio</text:span></text:span><text:span text:style-name="Source_20_Text"><text:span text:style-name="T81">.</text:span></text:span><text:span text:style-name="Source_20_Text"><text:span text:style-name="T86">with</text:span></text:span><text:span text:style-name="Source_20_Text"><text:span text:style-name="T81">(</text:span></text:span><text:span text:style-name="Source_20_Text"><text:span text:style-name="T80">TemporalAdjusters</text:span></text:span><text:span text:style-name="Source_20_Text"><text:span text:style-name="T81">.</text:span></text:span><text:span text:style-name="Source_20_Text"><text:span text:style-name="T86">next</text:span></text:span><text:span text:style-name="Source_20_Text"><text:span text:style-name="T81">(</text:span></text:span><text:span text:style-name="Source_20_Text"><text:span text:style-name="T80">DayOfWeek</text:span></text:span><text:span text:style-name="Source_20_Text"><text:span text:style-name="T81">.</text:span></text:span><text:span text:style-name="Source_20_Text"><text:span text:style-name="T86">FRIDAY</text:span></text:span><text:span text:style-name="Source_20_Text"><text:span text:style-name="T81">));</text:span></text:span></text:p>
      <text:p text:style-name="P10"><text:span text:style-name="Source_20_Text"><text:span text:style-name="T80"><text:s text:c="2"/>System</text:span></text:span><text:span text:style-name="Source_20_Text"><text:span text:style-name="T81">.</text:span></text:span><text:span text:style-name="Source_20_Text"><text:span text:style-name="T86">out</text:span></text:span><text:span text:style-name="Source_20_Text"><text:span text:style-name="T81">.</text:span></text:span><text:span text:style-name="Source_20_Text"><text:span text:style-name="T86">println</text:span></text:span><text:span text:style-name="Source_20_Text"><text:span text:style-name="T81">(</text:span></text:span><text:span text:style-name="Source_20_Text"><text:span text:style-name="T80"> proximoViernes</text:span></text:span><text:span text:style-name="Source_20_Text"><text:span text:style-name="T81">);</text:span></text:span></text:p>
      <text:p text:style-name="P11"/>
      <text:p text:style-name="P10"><text:span text:style-name="Source_20_Text"><text:span text:style-name="T80"><text:s text:c="2"/>LocalDate fechaFin </text:span></text:span><text:span text:style-name="Source_20_Text"><text:span text:style-name="T81">=</text:span></text:span><text:span text:style-name="Source_20_Text"><text:span text:style-name="T80"> fechaInicio</text:span></text:span><text:span text:style-name="Source_20_Text"><text:span text:style-name="T81">.</text:span></text:span><text:span text:style-name="Source_20_Text"><text:span text:style-name="T86">with</text:span></text:span><text:span text:style-name="Source_20_Text"><text:span text:style-name="T81">(</text:span></text:span><text:span text:style-name="Source_20_Text"><text:span text:style-name="T80">TemporalAdjusters</text:span></text:span><text:span text:style-name="Source_20_Text"><text:span text:style-name="T81">.</text:span></text:span><text:span text:style-name="Source_20_Text"><text:span text:style-name="T86">lastDayOfMonth</text:span></text:span><text:span text:style-name="Source_20_Text"><text:span text:style-name="T81">());</text:span></text:span></text:p>
      <text:p text:style-name="P11"/>
      <text:p text:style-name="P10"><text:span text:style-name="Source_20_Text"><text:span text:style-name="T80"><text:s text:c="2"/>System</text:span></text:span><text:span text:style-name="Source_20_Text"><text:span text:style-name="T81">.</text:span></text:span><text:span text:style-name="Source_20_Text"><text:span text:style-name="T86">out</text:span></text:span><text:span text:style-name="Source_20_Text"><text:span text:style-name="T81">.</text:span></text:span><text:span text:style-name="Source_20_Text"><text:span text:style-name="T86">println</text:span></text:span><text:span text:style-name="Source_20_Text"><text:span text:style-name="T81">(</text:span></text:span><text:span text:style-name="Source_20_Text"><text:span text:style-name="T80"> fechaFin</text:span></text:span><text:span text:style-name="Source_20_Text"><text:span text:style-name="T81">);</text:span></text:span></text:p>
      <text:p text:style-name="P8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onaco, 'Andale Mono', 'Ubuntu Mono', monospace"/>
    <style:font-face style:name="SFMono-Regular" svg:font-family="SFMono-Regular, Menlo, Monaco, Consolas, 'Liberation Mono', 'Courier New', monospace"/>
    <style:font-face style:name="sans-serif" svg:font-family="sans-serif, Roboto"/>
    <style:font-face style:name="DejaVuSerifCondensed" svg:font-family="DejaVuSerifCondensed" style:font-family-generic="roman"/>
    <style:font-face style:name="Arial2" svg:font-family="Arial" style:font-family-generic="swiss"/>
    <style:font-face style:name="DejaVuSansCondensed" svg:font-family="DejaVuSansCondensed" style:font-family-generic="swiss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7T20:46:18.81</meta:creation-date>
    <dc:date>2019-10-17T21:28:47.07</dc:date>
    <meta:editing-duration>PT12M5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2" meta:paragraph-count="45" meta:word-count="341" meta:character-count="2834"/>
  </office:meta>
</office:document-meta>
</file>